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CCCCC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top" fo:wrap-option="wrap" fo:background-color="#CCCCCC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top" fo:wrap-option="wrap" fo:background-color="#BFBFBF"/>
    </style:style>
    <style:style style:name="ce8" style:family="table-cell" style:parent-style-name="Default" style:data-style-name="N0">
      <style:table-cell-properties style:vertical-align="top" fo:wrap-option="wrap" fo:background-color="#BFBFBF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top" fo:wrap-option="wrap"/>
    </style:style>
    <style:style style:name="ce10" style:family="table-cell" style:parent-style-name="Default" style:data-style-name="N0">
      <style:table-cell-properties style:vertical-align="top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64041666666667cm" style:use-optimal-column-width="true"/>
    </style:style>
    <style:style style:name="co2" style:family="table-column">
      <style:table-column-properties fo:break-before="auto" style:column-width="9.55145833333333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6.985cm"/>
    </style:style>
    <style:style style:name="co5" style:family="table-column">
      <style:table-column-properties fo:break-before="auto" style:column-width="18.6002083333333cm"/>
    </style:style>
    <style:style style:name="co6" style:family="table-column">
      <style:table-column-properties fo:break-before="auto" style:column-width="14.2345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11.8004166666667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6.13833333333333cm"/>
    </style:style>
    <style:style style:name="co12" style:family="table-column">
      <style:table-column-properties fo:break-before="auto" style:column-width="13.6260416666667cm"/>
    </style:style>
    <style:style style:name="co13" style:family="table-column">
      <style:table-column-properties fo:break-before="auto" style:column-width="8.36083333333333cm"/>
    </style:style>
    <style:style style:name="co14" style:family="table-column">
      <style:table-column-properties fo:break-before="auto" style:column-width="2.619375cm"/>
    </style:style>
    <style:style style:name="co15" style:family="table-column">
      <style:table-column-properties fo:break-before="auto" style:column-width="7.805208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39.6pt" style:use-optimal-row-height="true" fo:break-before="auto"/>
    </style:style>
    <style:style style:name="ro3" style:family="table-row">
      <style:table-row-properties style:row-height="66pt" style:use-optimal-row-height="true" fo:break-before="auto"/>
    </style:style>
    <style:style style:name="ro4" style:family="table-row">
      <style:table-row-properties style:row-height="52.8pt" style:use-optimal-row-height="true" fo:break-before="auto"/>
    </style:style>
    <style:style style:name="ro5" style:family="table-row">
      <style:table-row-properties style:row-height="79.2pt" style:use-optimal-row-height="true" fo:break-before="auto"/>
    </style:style>
    <style:style style:name="ro6" style:family="table-row">
      <style:table-row-properties style:row-height="105.6pt" style:use-optimal-row-height="true" fo:break-before="auto"/>
    </style:style>
    <style:style style:name="ro7" style:family="table-row">
      <style:table-row-properties style:row-height="92.4pt" style:use-optimal-row-height="true" fo:break-before="auto"/>
    </style:style>
    <style:style style:name="ro8" style:family="table-row">
      <style:table-row-properties style:row-height="132pt" style:use-optimal-row-height="true" fo:break-before="auto"/>
    </style:style>
    <style:style style:name="ro9" style:family="table-row">
      <style:table-row-properties style:row-height="96pt" style:use-optimal-row-height="false" fo:break-before="auto"/>
    </style:style>
    <style:style style:name="ro10" style:family="table-row">
      <style:table-row-properties style:row-height="86.4pt" style:use-optimal-row-height="true" fo:break-before="auto"/>
    </style:style>
    <style:style style:name="ro11" style:family="table-row">
      <style:table-row-properties style:row-height="145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Cas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Pre conditions</text:p>
          </table:table-cell>
          <table:table-cell office:value-type="string" table:style-name="ce2">
            <text:p>Steps</text:p>
          </table:table-cell>
          <table:table-cell office:value-type="string" table:style-name="ce2">
            <text:p>Expected result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2">
          <table:table-cell office:value-type="string" table:style-name="ce5">
            <text:p>TC_1</text:p>
          </table:table-cell>
          <table:table-cell office:value-type="string" table:style-name="ce5">
            <text:p>Display computer database home pag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/>
          </table:table-cell>
          <table:table-cell office:value-type="string" table:style-name="ce5">
            <text:p>1. Computer database 'Home' page should be displayed within the web browser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3">
          <table:table-cell office:value-type="string" table:style-name="ce5">
            <text:p>TC_2.1</text:p>
          </table:table-cell>
          <table:table-cell office:value-type="string" table:style-name="ce5">
            <text:p>Add a new computer to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Click on 'Create this computer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2.2</text:p>
          </table:table-cell>
          <table:table-cell office:value-type="string" table:style-name="ce5">
            <text:p>Add a new computer to the computer database without providing a computer nam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'Create this computer' button in the bottom left hand corner of the screen</text:p>
          </table:table-cell>
          <table:table-cell office:value-type="string" table:style-name="ce5">
            <text:p>1. Computer database 'Add a computer' page should be displayed within the web browser</text:p>
            <text:p>2. <text:s/>Validation message should display: "Required" <text:s/>next to computer name fiel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2.3</text:p>
          </table:table-cell>
          <table:table-cell office:value-type="string" table:style-name="ce5">
            <text:p>Cancel adding a new computer to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'Cancel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5">
          <table:table-cell office:value-type="string" table:style-name="ce5">
            <text:p>TC_3</text:p>
          </table:table-cell>
          <table:table-cell office:value-type="string" table:style-name="ce5">
            <text:p>View a computer in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</table:table-cell>
          <table:table-cell office:value-type="string" table:style-name="ce5">
            <text:p>1. Computer database 'Edit computer' page should be displayed within the web browser</text:p>
            <text:p>2. <text:s/>Computer name field value should display "TestComputer"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6">
          <table:table-cell office:value-type="string" table:style-name="ce5">
            <text:p>TC_4.1</text:p>
          </table:table-cell>
          <table:table-cell office:value-type="string" table:style-name="ce5">
            <text:p>Update a computer name in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Amend the 'computer name' input field value and add "123" at the end</text:p>
            <text:p>7. Click on 'Save this computer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TestComputer123 has been updated" at the top of the page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6">
          <table:table-cell office:value-type="string" table:style-name="ce5">
            <text:p>TC_4.2</text:p>
          </table:table-cell>
          <table:table-cell office:value-type="string" table:style-name="ce5">
            <text:p>Update a computer name in the computer database without providing a computer nam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move all text from the 'computer name' input field</text:p>
            <text:p>7. Click on 'Save this computer' button in the bottom left hand corner of the screen</text:p>
          </table:table-cell>
          <table:table-cell office:value-type="string" table:style-name="ce5">
            <text:p>1. Computer database 'Edit computer' page should be displayed within the web browser</text:p>
            <text:p>2. <text:s/>Validation message should display: "Required" <text:s/>next to computer name fiel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7">
          <table:table-cell office:value-type="string" table:style-name="ce5">
            <text:p>TC_4.3</text:p>
          </table:table-cell>
          <table:table-cell office:value-type="string" table:style-name="ce5">
            <text:p>Cancel updating a computer nam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'Cancel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7">
          <table:table-cell office:value-type="string" table:style-name="ce5">
            <text:p>TC_5</text:p>
          </table:table-cell>
          <table:table-cell office:value-type="string" table:style-name="ce5">
            <text:p>Delete a computer in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'Delete this computer' button in the top righ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Computer has been deleted" at the top of the page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3">
          <table:table-cell office:value-type="string" table:style-name="ce5">
            <text:p>TC_6</text:p>
          </table:table-cell>
          <table:table-cell office:value-type="string" table:style-name="ce5">
            <text:p>Filter computer results displayed on the computer database 'Home' pag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5">
            <text:p>1. Computer database 'Home' page should be displayed within the web browser</text:p>
            <text:p>2. "TestComputer" should be displayed within a table of filtered computers where the 'computer name' matched "TestComputer"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3">
          <table:table-cell office:value-type="string" table:style-name="ce5">
            <text:p>TC_7</text:p>
          </table:table-cell>
          <table:table-cell office:value-type="string" table:style-name="ce5">
            <text:p>Sort computer results by 'computer name' in descending order on the computer database 'Home' pag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Computer name' table heading in the computers table</text:p>
          </table:table-cell>
          <table:table-cell office:value-type="string" table:style-name="ce5">
            <text:p>1. Computer database 'Home' page should be displayed within the web browser</text:p>
            <text:p>2. Computers should be displayed within a table of computers in descending order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4">
          <table:table-cell office:value-type="string" table:style-name="ce5">
            <text:p>TC_8</text:p>
          </table:table-cell>
          <table:table-cell office:value-type="string" table:style-name="ce5">
            <text:p>Page through computer results displayed on the computer database 'Home' pag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  <text:p>3. At least 11 computers must exist in the computers database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Next' button in the bottom right hand corner of the screen</text:p>
          </table:table-cell>
          <table:table-cell office:value-type="string" table:style-name="ce5">
            <text:p>1. Computer database 'Home' page should be displayed within the web browser</text:p>
            <text:p>2. Computer results table should display the next ten computer results from the computer database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4">
          <table:table-cell office:value-type="string" table:style-name="ce5">
            <text:p>TC_9</text:p>
          </table:table-cell>
          <table:table-cell office:value-type="string" table:style-name="ce5">
            <text:p>All 'Home' page content can be accessed with the keyboard alon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Press the 'Tab' key on the keyboard until the last link, button or input field is reached at the end of the page</text:p>
          </table:table-cell>
          <table:table-cell office:value-type="string" table:style-name="ce5">
            <text:p>1. Computer database 'Home' page should be displayed within the web browser</text:p>
            <text:p>2. Pressing the 'Tab' key should navigate through all interactive elements on the page—links, buttons, fields for inputting text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3">
          <table:table-cell office:value-type="string" table:style-name="ce5">
            <text:p>TC_10</text:p>
          </table:table-cell>
          <table:table-cell office:value-type="string" table:style-name="ce5">
            <text:p>All 'Add a computer' page content can be accessed with the keyboard alon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Press the 'Tab' key on the keyboard until the last link, button or input field is reached at the end of the page</text:p>
          </table:table-cell>
          <table:table-cell office:value-type="string" table:style-name="ce5">
            <text:p>1. Computer database 'Add a computer' page should be displayed within the web browser</text:p>
            <text:p>2. Pressing the 'Tab' key should navigate through all interactive elements on the page—links, buttons, fields for inputting text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6">
          <table:table-cell office:value-type="string" table:style-name="ce5">
            <text:p>TC_11</text:p>
          </table:table-cell>
          <table:table-cell office:value-type="string" table:style-name="ce5">
            <text:p>All 'Edit computer' page content can be accessed with the keyboard alon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Press the 'Tab' key on the keyboard until the last link, button or input field is reached at the end of the page</text:p>
          </table:table-cell>
          <table:table-cell office:value-type="string" table:style-name="ce5">
            <text:p>1. Computer database 'Edit computer' page should be displayed within the web browser</text:p>
            <text:p>2. Pressing the 'Tab' key should navigate through all interactive elements on the page—links, buttons, fields for inputting text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12</text:p>
          </table:table-cell>
          <table:table-cell office:value-type="string" table:style-name="ce5">
            <text:p>The 'Home' page structure and order of content makes sense when CSS is turned off or not availabl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WAVE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the WAVE toolbar extension</text:p>
            <text:p>4. Click on 'No Styles' button within WAVE Toolbar</text:p>
          </table:table-cell>
          <table:table-cell office:value-type="string" table:style-name="ce5">
            <text:p>1. Computer database 'Home' page should be displayed within the web browser</text:p>
            <text:p>2. Any CSS styling should have been removed</text:p>
            <text:p>3. Page structure and order of content should make sense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3">
          <table:table-cell office:value-type="string" table:style-name="ce5">
            <text:p>TC_13</text:p>
          </table:table-cell>
          <table:table-cell office:value-type="string" table:style-name="ce5">
            <text:p>The 'Add a computer' page structure and order of content makes sense when CSS is turned off or not availabl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WAVE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WAVE toolbar extension</text:p>
            <text:p>5. Click on 'No Styles' button within WAVE Toolbar</text:p>
          </table:table-cell>
          <table:table-cell office:value-type="string" table:style-name="ce5">
            <text:p>1. Computer database 'Add a computer' page should be displayed within the web browser</text:p>
            <text:p>2. Any CSS styling should have been removed</text:p>
            <text:p>3. Page structure and order of content should make sense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6">
          <table:table-cell office:value-type="string" table:style-name="ce5">
            <text:p>TC_14</text:p>
          </table:table-cell>
          <table:table-cell office:value-type="string" table:style-name="ce5">
            <text:p>The 'Edit computer' page structure and order of content makes sense when CSS is turned off or not availabl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WAVE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5. Click on the WAVE toolbar extension</text:p>
            <text:p>6. Click on 'No Styles' button within WAVE Toolbar</text:p>
          </table:table-cell>
          <table:table-cell office:value-type="string" table:style-name="ce5">
            <text:p>1. Computer database 'Edit computer' page should be displayed within the web browser</text:p>
            <text:p>2. Any CSS styling should have been removed</text:p>
            <text:p>3. Page structure and order of content should make sense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15</text:p>
          </table:table-cell>
          <table:table-cell office:value-type="string" table:style-name="ce5">
            <text:p>All 'Home' page text should change according to the users language preferenc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the Quick Language Switcher toolbar extension</text:p>
            <text:p>4. Select 'German' from the list</text:p>
          </table:table-cell>
          <table:table-cell office:value-type="string" table:style-name="ce5">
            <text:p>1. Computer database 'Home' page should be displayed within the web browser</text:p>
            <text:p>2. All text should be displayed in German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3">
          <table:table-cell office:value-type="string" table:style-name="ce5">
            <text:p>TC_16</text:p>
          </table:table-cell>
          <table:table-cell office:value-type="string" table:style-name="ce5">
            <text:p>All 'Add a computer' page text should change according to the users language preferenc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Quick Language Switcher toolbar extension</text:p>
            <text:p>5. Select 'German' from the list</text:p>
          </table:table-cell>
          <table:table-cell office:value-type="string" table:style-name="ce5">
            <text:p>1. Computer database 'Add a computer' page should be displayed within the web browser</text:p>
            <text:p>2. All text should be displayed in German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6">
          <table:table-cell office:value-type="string" table:style-name="ce5">
            <text:p>TC_17</text:p>
          </table:table-cell>
          <table:table-cell office:value-type="string" table:style-name="ce5">
            <text:p>All 'Edit computer' page text should change according to the users language preference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the Quick Language Switcher toolbar extension</text:p>
            <text:p>7. Select 'German' from the list</text:p>
          </table:table-cell>
          <table:table-cell office:value-type="string" table:style-name="ce5">
            <text:p>1. Computer database 'Edit a computer' page should be displayed within the web browser</text:p>
            <text:p>2. All text should be displayed in German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18</text:p>
          </table:table-cell>
          <table:table-cell office:value-type="string" table:style-name="ce3">
            <text:p>Home' page should be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Resize web browser window</text:p>
          </table:table-cell>
          <table:table-cell office:value-type="string" table:style-name="ce5">
            <text:p>1. Computer database 'Home' page should be displayed within the web browser</text:p>
            <text:p>2. All content should be displayed nicely when the browser window is resized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4">
          <table:table-cell office:value-type="string" table:style-name="ce5">
            <text:p>TC_19</text:p>
          </table:table-cell>
          <table:table-cell office:value-type="string" table:style-name="ce3">
            <text:p>Add a computer ' page should be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Resize web browser window</text:p>
          </table:table-cell>
          <table:table-cell office:value-type="string" table:style-name="ce5">
            <text:p>1. Computer database 'Add a computer' page should be displayed within the web browser</text:p>
            <text:p>2. All content should be displayed nicely when the browser window is resized</text:p>
          </table:table-cell>
          <table:table-cell table:number-columns-repeated="20" table:style-name="ce3"/>
          <table:table-cell table:number-columns-repeated="16358" table:style-name="ce1"/>
        </table:table-row>
        <table:table-row table:style-name="ro7">
          <table:table-cell office:value-type="string" table:style-name="ce5">
            <text:p>TC_20</text:p>
          </table:table-cell>
          <table:table-cell office:value-type="string" table:style-name="ce5">
            <text:p>Edit computer' page should be responsive when web browser resized</text:p>
          </table:table-cell>
          <table:table-cell office:value-type="string" table:style-name="ce3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size web browser window</text:p>
          </table:table-cell>
          <table:table-cell office:value-type="string" table:style-name="ce5">
            <text:p>1. Computer database 'Edit a computer' page should be displayed within the web browser</text:p>
            <text:p>2. All content should be displayed nicely when the browser window is resize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2">
          <table:table-cell office:value-type="string" table:style-name="ce5">
            <text:p>TC_21</text:p>
          </table:table-cell>
          <table:table-cell office:value-type="string" table:style-name="ce5">
            <text:p>Home' page HTML markup should be valid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Web Browser</text:p>
            <text:p>2. Computer database URL</text:p>
            <text:p>3. <text:s/>W3C Markup Validator URL</text:p>
          </table:table-cell>
          <table:table-cell office:value-type="string" table:style-name="ce5">
            <text:p>1. Open web browser</text:p>
            <text:p>2. Navigate to https://validator.w3.org/nu/?doc=http%3A%2F%2Fcomputer-database.herokuapp.com%2Fcomputers</text:p>
          </table:table-cell>
          <table:table-cell office:value-type="string" table:style-name="ce3">
            <text:p>1. W3C "Nu Html Checker" page should be displayed</text:p>
            <text:p>2. No warnings will be displaye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22</text:p>
          </table:table-cell>
          <table:table-cell office:value-type="string" table:style-name="ce5">
            <text:p>Add a computer' page HTML markup should be valid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Web Browser</text:p>
            <text:p>2. Computer database URL</text:p>
            <text:p>3. <text:s/>W3C Markup Validator URL</text:p>
          </table:table-cell>
          <table:table-cell office:value-type="string" table:style-name="ce5">
            <text:p>1. Open web browser</text:p>
            <text:p>2. Navigate to https://validator.w3.org/nu/?showsource=yes&amp;showoutline=yes&amp;showimagereport=yes&amp;doc=http%3A%2F%2Fcomputer-database.herokuapp.com%2Fcomputers%2Fnew</text:p>
          </table:table-cell>
          <table:table-cell office:value-type="string" table:style-name="ce3">
            <text:p>1. W3C "Nu Html Checker" page should be displayed</text:p>
            <text:p>2. No warnings will be displaye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8">
          <table:table-cell office:value-type="string" table:style-name="ce5">
            <text:p>TC_23</text:p>
          </table:table-cell>
          <table:table-cell office:value-type="string" table:style-name="ce5">
            <text:p>Edit computer' page HTML markup should be valid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TC_2.1 must be run before this test</text:p>
            <text:p>2. <text:s/>W3C Markup Validator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opy the URL from within the web browser</text:p>
            <text:p>2. Navigate to https://validator.w3.org/nu/</text:p>
            <text:p>2. Paste the URL in to the input field 'Check by'</text:p>
            <text:p>2. Click 'Check' button</text:p>
          </table:table-cell>
          <table:table-cell office:value-type="string" table:style-name="ce3">
            <text:p>1. W3C "Nu Html Checker" page should be displayed</text:p>
            <text:p>2. No warnings will be displaye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5">
          <table:table-cell office:value-type="string" table:style-name="ce5">
            <text:p>TC_25</text:p>
          </table:table-cell>
          <table:table-cell office:value-type="string" table:style-name="ce5">
            <text:p>Adding a new computer to the computer database should not allow XSS (Cross site scripting)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&lt;script&gt;alert('hello world');&lt;/script&gt;" in the 'computer name' input field</text:p>
            <text:p>5. Click on 'Create this computer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Computer &lt;script&gt;alert('hello world');&lt;/script&gt; has been created" at the top of the page</text:p>
            <text:p>3. No "hello world" alert should popup over the screen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3">
          <table:table-cell office:value-type="string" table:style-name="ce5">
            <text:p>TC_26</text:p>
          </table:table-cell>
          <table:table-cell office:value-type="string" table:style-name="ce5">
            <text:p>Filtering computer results displayed on the computer database 'Home' page should not allow XSS (Cross site scripting)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&lt;script&gt;alert('hello world');&lt;/script&gt;"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5">
            <text:p>1. Computer database 'Home' page should be displayed within the web browser</text:p>
            <text:p>2. No "hello world" alert should popup over the screen</text:p>
          </table:table-cell>
          <table:table-cell table:number-columns-repeated="20" table:style-name="ce3"/>
          <table:table-cell table:number-columns-repeated="16358" table:style-name="ce1"/>
        </table:table-row>
        <table:table-row table:number-rows-repeated="2" table:style-name="ro1">
          <table:table-cell table:number-columns-repeated="5" table:style-name="ce5"/>
          <table:table-cell table:number-columns-repeated="21" table:style-name="ce3"/>
          <table:table-cell table:number-columns-repeated="16358" table:style-name="ce4"/>
        </table:table-row>
        <table:table-row table:number-rows-repeated="1048544" table:style-name="ro1">
          <table:table-cell table:number-columns-repeated="16384"/>
        </table:table-row>
      </table:table>
      <table:table table:name="Bugs" table:style-name="ta2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number-columns-repeated="16377" table:default-cell-style-name="ce9"/>
        <table:table-row table:style-name="ro1">
          <table:table-cell office:value-type="string" table:style-name="ce6">
            <text:p>ID</text:p>
          </table:table-cell>
          <table:table-cell office:value-type="string" table:style-name="ce6">
            <text:p>Description</text:p>
          </table:table-cell>
          <table:table-cell office:value-type="string" table:style-name="ce7">
            <text:p>Test Case ID</text:p>
          </table:table-cell>
          <table:table-cell office:value-type="string" table:style-name="ce8">
            <text:p>Pre conditions</text:p>
          </table:table-cell>
          <table:table-cell office:value-type="string" table:style-name="ce8">
            <text:p>Steps to reproduce</text:p>
          </table:table-cell>
          <table:table-cell office:value-type="string" table:style-name="ce8">
            <text:p>Expected result</text:p>
          </table:table-cell>
          <table:table-cell office:value-type="string" table:style-name="ce7">
            <text:p>Severity</text:p>
          </table:table-cell>
          <table:table-cell table:number-columns-repeated="16377" table:style-name="ce9"/>
        </table:table-row>
        <table:table-row table:style-name="ro9">
          <table:table-cell office:value-type="string" table:style-name="ce10">
            <text:p>BUG_1</text:p>
          </table:table-cell>
          <table:table-cell office:value-type="string" table:style-name="ce10">
            <text:p>"Application error" when adding a new computer to the computer database with a computer name of over 10,000 characters</text:p>
          </table:table-cell>
          <table:table-cell office:value-type="string" table:style-name="ce10">
            <text:p>TC_2.1</text:p>
          </table:table-cell>
          <table:table-cell office:value-type="string" table:style-name="ce10">
            <text:p>1. Web Browser</text:p>
            <text:p>2. Computer database URL</text:p>
          </table:table-cell>
          <table:table-cell office:value-type="string" table:style-name="ce10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at least 10,0000 characters in the 'computer name' field</text:p>
            <text:p>5. Click on 'Create this computer' button in the bottom left hand corner of the screen</text:p>
          </table:table-cell>
          <table:table-cell office:value-type="string" table:style-name="ce10">
            <text:p>1. On clicking 'Add a new computer' button the screen should display "Application error"</text:p>
          </table:table-cell>
          <table:table-cell office:value-type="float" office:value="1" table:style-name="ce10">
            <text:p>1</text:p>
          </table:table-cell>
          <table:table-cell table:number-columns-repeated="18" table:style-name="ce11"/>
          <table:table-cell table:number-columns-repeated="16359" table:style-name="ce9"/>
        </table:table-row>
        <table:table-row table:style-name="ro9">
          <table:table-cell office:value-type="string" table:style-name="ce10">
            <text:p>BUG_2</text:p>
          </table:table-cell>
          <table:table-cell office:value-type="string" table:style-name="ce10">
            <text:p>"Application error" when trying to filter computers in the computer database with a computer name of over 5,000 characters</text:p>
          </table:table-cell>
          <table:table-cell office:value-type="string" table:style-name="ce9">
            <text:p>TC_6</text:p>
          </table:table-cell>
          <table:table-cell office:value-type="string" table:style-name="ce10">
            <text:p>1. Web Browser</text:p>
            <text:p>2. Computer database URL</text:p>
          </table:table-cell>
          <table:table-cell office:value-type="string" table:style-name="ce11">
            <text:p>1. Open web browser</text:p>
            <text:p>2. Navigate to http://computer-database.herokuapp.com/computers within the web browser</text:p>
            <text:p>3. Input at least 5,000 characters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10">
            <text:p>1. On clicking 'Filter by name' button the screen should display "Application error"</text:p>
          </table:table-cell>
          <table:table-cell office:value-type="float" office:value="1" table:style-name="ce10">
            <text:p>1</text:p>
          </table:table-cell>
          <table:table-cell table:number-columns-repeated="18" table:style-name="ce11"/>
          <table:table-cell table:number-columns-repeated="16359" table:style-name="ce9"/>
        </table:table-row>
        <table:table-row table:style-name="ro5">
          <table:table-cell office:value-type="string" table:style-name="ce9">
            <text:p>BUG_3</text:p>
          </table:table-cell>
          <table:table-cell office:value-type="string" table:style-name="ce9">
            <text:p>Results are not sorted in descending order when the 'Computer name' table header is clicked</text:p>
          </table:table-cell>
          <table:table-cell office:value-type="string" table:style-name="ce9">
            <text:p>TC_7</text:p>
          </table:table-cell>
          <table:table-cell office:value-type="string" table:style-name="ce11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11">
            <text:p>1. Open web browser</text:p>
            <text:p>2. Navigate to http://computer-database.herokuapp.com/computers within the web browser</text:p>
            <text:p>3. Click on 'Computer name' table heading in the computers table</text:p>
          </table:table-cell>
          <table:table-cell office:value-type="string" table:style-name="ce9">
            <text:p>1. On clicking the 'Computer name' table heading the results do not get sorted in descending order<text:s/></text:p>
          </table:table-cell>
          <table:table-cell office:value-type="float" office:value="2" table:style-name="ce9">
            <text:p>2</text:p>
          </table:table-cell>
          <table:table-cell table:number-columns-repeated="16377" table:style-name="ce9"/>
        </table:table-row>
        <table:table-row table:style-name="ro10">
          <table:table-cell office:value-type="string" table:style-name="ce9">
            <text:p>BUG_4</text:p>
          </table:table-cell>
          <table:table-cell office:value-type="string" table:style-name="ce5">
            <text:p>Web parameter tampering not handled on 'Edit computer' page<text:s/></text:p>
          </table:table-cell>
          <table:table-cell office:value-type="string" table:style-name="ce5">
            <text:p>TC_4.1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/hello within the web browser</text:p>
          </table:table-cell>
          <table:table-cell office:value-type="string" table:style-name="ce9">
            <text:p>1. Web browser should return a heading of "Bad Request" with an error message stating "For request 'GET /computers/hello' [Cannot parse parameter id as Long: For input string: "hello"]"</text:p>
          </table:table-cell>
          <table:table-cell office:value-type="float" office:value="2" table:style-name="ce9">
            <text:p>2</text:p>
          </table:table-cell>
          <table:table-cell table:number-columns-repeated="16377" table:style-name="ce9"/>
        </table:table-row>
        <table:table-row table:style-name="ro3">
          <table:table-cell office:value-type="string" table:style-name="ce9">
            <text:p>BUG_5</text:p>
          </table:table-cell>
          <table:table-cell office:value-type="string" table:style-name="ce9">
            <text:p>UI is not localised on 'Home' page</text:p>
          </table:table-cell>
          <table:table-cell office:value-type="string" table:style-name="ce9">
            <text:p>TC_15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the Quick Language Switcher toolbar extension</text:p>
            <text:p>4. Select 'German' from the list</text:p>
          </table:table-cell>
          <table:table-cell office:value-type="string" table:style-name="ce5">
            <text:p>1. Computer database 'Home' page should be displayed within the web browser</text:p>
            <text:p>2. All text is displayed in English</text:p>
          </table:table-cell>
          <table:table-cell office:value-type="float" office:value="3" table:style-name="ce9">
            <text:p>3</text:p>
          </table:table-cell>
          <table:table-cell table:number-columns-repeated="16377" table:style-name="ce9"/>
        </table:table-row>
        <table:table-row table:style-name="ro7">
          <table:table-cell office:value-type="string" table:style-name="ce9">
            <text:p>BUG_6</text:p>
          </table:table-cell>
          <table:table-cell office:value-type="string" table:style-name="ce9">
            <text:p>UI is not localised on 'Add a computer' page</text:p>
          </table:table-cell>
          <table:table-cell office:value-type="string" table:style-name="ce9">
            <text:p>TC_16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the Quick Language Switcher toolbar extension</text:p>
            <text:p>5. Select 'German' from the list</text:p>
          </table:table-cell>
          <table:table-cell office:value-type="string" table:style-name="ce5">
            <text:p>1. Computer database 'Add computer' page should be displayed within the web browser</text:p>
            <text:p>2. All text is displayed in English</text:p>
          </table:table-cell>
          <table:table-cell office:value-type="float" office:value="3" table:style-name="ce9">
            <text:p>3</text:p>
          </table:table-cell>
          <table:table-cell table:number-columns-repeated="16377" table:style-name="ce9"/>
        </table:table-row>
        <table:table-row table:style-name="ro11">
          <table:table-cell office:value-type="string" table:style-name="ce9">
            <text:p>BUG_7</text:p>
          </table:table-cell>
          <table:table-cell office:value-type="string" table:style-name="ce9">
            <text:p>UI is not localised on 'Edit computer' page</text:p>
          </table:table-cell>
          <table:table-cell office:value-type="string" table:style-name="ce9">
            <text:p>TC_17</text:p>
          </table:table-cell>
          <table:table-cell office:value-type="string" table:style-name="ce5">
            <text:p>1. Chrome Web Browser</text:p>
            <text:p>2. Computer database URL</text:p>
            <text:p>3. Quick Langugage Switcher Toolbar extension installed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the Quick Language Switcher toolbar extension</text:p>
            <text:p>7. Select 'German' from the list</text:p>
          </table:table-cell>
          <table:table-cell office:value-type="string" table:style-name="ce5">
            <text:p>1. Computer database 'Edit a computer' page should be displayed within the web browser</text:p>
            <text:p>2. All text is displayed in English</text:p>
          </table:table-cell>
          <table:table-cell office:value-type="float" office:value="3" table:style-name="ce9">
            <text:p>3</text:p>
          </table:table-cell>
          <table:table-cell table:number-columns-repeated="16377" table:style-name="ce9"/>
        </table:table-row>
        <table:table-row table:style-name="ro8">
          <table:table-cell office:value-type="string" table:style-name="ce9">
            <text:p>BUG_8</text:p>
          </table:table-cell>
          <table:table-cell office:value-type="string" table:style-name="ce3">
            <text:p>Home' page not responsive when web browser resized</text:p>
          </table:table-cell>
          <table:table-cell office:value-type="string" table:style-name="ce9">
            <text:p>TC_18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Resize web browser window</text:p>
          </table:table-cell>
          <table:table-cell office:value-type="string" table:style-name="ce5">
            <text:p>1. Computer database 'Home' page should be displayed within the web browser</text:p>
            <text:p>2. Application title hides row count at the top of the page</text:p>
            <text:p>3. 'Add a new computer' button covers the 'Filter by name' button<text:s/></text:p>
            <text:p>4. 'Add a new computer' and 'Filter by name' buttons cover the 'Filter by computer name' input field</text:p>
          </table:table-cell>
          <table:table-cell office:value-type="float" office:value="3" table:style-name="ce9">
            <text:p>3</text:p>
          </table:table-cell>
          <table:table-cell table:number-columns-repeated="16377" table:style-name="ce9"/>
        </table:table-row>
        <table:table-row table:style-name="ro7">
          <table:table-cell office:value-type="string" table:style-name="ce9">
            <text:p>BUG_8</text:p>
          </table:table-cell>
          <table:table-cell office:value-type="string" table:style-name="ce3">
            <text:p>Add a computer' page not responsive when web browser resized</text:p>
          </table:table-cell>
          <table:table-cell office:value-type="string" table:style-name="ce9">
            <text:p>TC_19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Resize web browser window</text:p>
          </table:table-cell>
          <table:table-cell office:value-type="string" table:style-name="ce5">
            <text:p>1. Computer database 'Add a computer' page should be displayed within the web browser</text:p>
            <text:p>2. Application title hides page title at the top of the page</text:p>
            <text:p>3. Layout of input fields and buttons not displayed correctly</text:p>
          </table:table-cell>
          <table:table-cell office:value-type="float" office:value="3" table:style-name="ce3">
            <text:p>3</text:p>
          </table:table-cell>
          <table:table-cell table:number-columns-repeated="19" table:style-name="ce3"/>
          <table:table-cell table:number-columns-repeated="16358" table:style-name="ce4"/>
        </table:table-row>
        <table:table-row table:style-name="ro8">
          <table:table-cell office:value-type="string" table:style-name="ce5">
            <text:p>BUG_9</text:p>
          </table:table-cell>
          <table:table-cell office:value-type="string" table:style-name="ce3">
            <text:p>Edit computer' page not responsive when web browser resized</text:p>
          </table:table-cell>
          <table:table-cell office:value-type="string" table:style-name="ce3">
            <text:p>TC_20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size web browser window</text:p>
          </table:table-cell>
          <table:table-cell office:value-type="string" table:style-name="ce5">
            <text:p>1. Computer database 'Edit computer' page should be displayed within the web browser</text:p>
            <text:p>2. Application title hides page title at the top of the page</text:p>
            <text:p>3. 'Delete this computer' button hidden by application title</text:p>
            <text:p>4. Layout of input fields and buttons not displayed correctly</text:p>
          </table:table-cell>
          <table:table-cell office:value-type="float" office:value="3" table:style-name="ce3">
            <text:p>3</text:p>
          </table:table-cell>
          <table:table-cell table:number-columns-repeated="16377" table:style-name="ce3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6" table:style-name="ce5"/>
          <table:table-cell table:number-columns-repeated="20" table:style-name="ce3"/>
          <table:table-cell table:number-columns-repeated="16358" table:style-name="ce4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iv Richards</meta:initial-creator>
    <dc:creator>Viv Richards</dc:creator>
    <meta:creation-date>2017-03-03T19:54:07Z</meta:creation-date>
    <dc:date>2017-03-04T15:42:49Z</dc:date>
  </office:meta>
</office:document-meta>
</file>